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2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3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4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5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6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7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8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9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0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1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2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T1_13" style:family="text">
      <style:text-properties style:font-name="Trebuchet MS" fo:font-size="18pt" style:font-name-asian="Trebuchet MS" style:font-size-asian="18pt" style:font-name-complex="Trebuchet MS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style:font-name="Trebuchet MS" fo:font-size="18pt" style:font-name-asian="Trebuchet MS" style:font-size-asian="18pt" style:font-name-complex="Trebuchet MS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T3_10" style:family="text">
      <style:text-properties fo:font-weight="bold" style:font-weight-asian="bold" style:font-weight-complex="bold"/>
    </style:style>
    <style:style style:name="T3_11" style:family="text">
      <style:text-properties fo:font-weight="bold" style:font-weight-asian="bold" style:font-weight-complex="bold"/>
    </style:style>
    <style:style style:name="T3_12" style:family="text">
      <style:text-properties fo:font-weight="bold" style:font-weight-asian="bold" style:font-weight-complex="bold"/>
    </style:style>
    <style:style style:name="T3_13" style:family="text">
      <style:text-properties fo:font-weight="bold" style:font-weight-asian="bold" style:font-weight-complex="bold"/>
    </style:style>
    <style:style style:name="T3_14" style:family="text">
      <style:text-properties fo:font-weight="bold" style:font-weight-asian="bold" style:font-weight-complex="bold"/>
    </style:style>
    <style:style style:name="T3_15" style:family="text">
      <style:text-properties fo:font-weight="bold" style:font-weight-asian="bold" style:font-weight-complex="bold"/>
    </style:style>
    <style:style style:name="T3_16" style:family="text">
      <style:text-properties fo:font-weight="bold" style:font-weight-asian="bold" style:font-weight-complex="bold"/>
    </style:style>
    <style:style style:name="T3_17" style:family="text">
      <style:text-properties fo:font-weight="bold" style:font-weight-asian="bold" style:font-weight-complex="bold"/>
    </style:style>
    <style:style style:name="T3_18" style:family="text">
      <style:text-properties fo:font-weight="bold" style:font-weight-asian="bold" style:font-weight-complex="bold"/>
    </style:style>
    <style:style style:name="T3_19" style:family="text">
      <style:text-properties fo:font-weight="bold" style:font-weight-asian="bold" style:font-weight-complex="bold"/>
    </style:style>
    <style:style style:name="T3_20" style:family="text">
      <style:text-properties fo:font-weight="bold" style:font-weight-asian="bold" style:font-weight-complex="bold"/>
    </style:style>
    <style:style style:name="T3_21" style:family="text">
      <style:text-properties fo:font-weight="bold" style:font-weight-asian="bold" style:font-weight-complex="bold"/>
    </style:style>
    <style:style style:name="T3_22" style:family="text">
      <style:text-properties fo:font-weight="bold" style:font-weight-asian="bold" style:font-weight-complex="bold"/>
    </style:style>
    <style:style style:name="T3_23" style:family="text">
      <style:text-properties fo:font-weight="bold" style:font-weight-asian="bold" style:font-weight-complex="bold"/>
    </style:style>
    <style:style style:name="T3_24" style:family="text">
      <style:text-properties fo:font-weight="bold" style:font-weight-asian="bold" style:font-weight-complex="bold"/>
    </style:style>
    <style:style style:name="T3_25" style:family="text">
      <style:text-properties fo:font-weight="bold" style:font-weight-asian="bold" style:font-weight-complex="bold"/>
    </style:style>
    <style:style style:name="T3_26" style:family="text">
      <style:text-properties fo:font-weight="bold" style:font-weight-asian="bold" style:font-weight-complex="bold"/>
    </style:style>
    <style:style style:name="T3_27" style:family="text">
      <style:text-properties fo:font-weight="bold" style:font-weight-asian="bold" style:font-weight-complex="bold"/>
    </style:style>
    <style:style style:name="T3_28" style:family="text">
      <style:text-properties fo:font-weight="bold" style:font-weight-asian="bold" style:font-weight-complex="bold"/>
    </style:style>
    <style:style style:name="T3_29" style:family="text">
      <style:text-properties fo:font-weight="bold" style:font-weight-asian="bold" style:font-weight-complex="bold"/>
    </style:style>
    <style:style style:name="T3_30" style:family="text">
      <style:text-properties fo:font-weight="bold" style:font-weight-asian="bold" style:font-weight-complex="bold"/>
    </style:style>
    <style:style style:name="T3_31" style:family="text">
      <style:text-properties fo:font-weight="bold" style:font-weight-asian="bold" style:font-weight-complex="bold"/>
    </style:style>
    <style:style style:name="T3_32" style:family="text">
      <style:text-properties fo:font-weight="bold" style:font-weight-asian="bold" style:font-weight-complex="bold"/>
    </style:style>
    <style:style style:name="T3_33" style:family="text">
      <style:text-properties fo:font-weight="bold" style:font-weight-asian="bold" style:font-weight-complex="bold"/>
    </style:style>
    <style:style style:name="T3_34" style:family="text">
      <style:text-properties fo:font-weight="bold" style:font-weight-asian="bold" style:font-weight-complex="bold"/>
    </style:style>
    <style:style style:name="T3_35" style:family="text">
      <style:text-properties fo:font-style="italic" style:font-style-asian="italic" style:font-style-complex="italic"/>
    </style:style>
    <style:style style:name="T3_36" style:family="text">
      <style:text-properties fo:font-style="italic" style:font-style-asian="italic" style:font-style-complex="italic"/>
    </style:style>
    <style:style style:name="T3_37" style:family="text">
      <style:text-properties fo:font-style="italic" style:font-style-asian="italic" style:font-style-complex="italic"/>
    </style:style>
    <style:style style:name="T3_38" style:family="text">
      <style:text-properties fo:font-style="italic" style:font-style-asian="italic" style:font-style-complex="italic"/>
    </style:style>
    <style:style style:name="T3_39" style:family="text">
      <style:text-properties fo:font-style="italic" style:font-style-asian="italic" style:font-style-complex="italic"/>
    </style:style>
    <style:style style:name="T3_40" style:family="text">
      <style:text-properties fo:font-style="italic" style:font-style-asian="italic" style:font-style-complex="italic"/>
    </style:style>
    <style:style style:name="T3_41" style:family="text">
      <style:text-properties fo:font-style="italic" style:font-style-asian="italic" style:font-style-complex="italic"/>
    </style:style>
    <style:style style:name="T3_42" style:family="text">
      <style:text-properties fo:font-style="italic" style:font-style-asian="italic" style:font-style-complex="italic"/>
    </style:style>
    <style:style style:name="T3_43" style:family="text">
      <style:text-properties fo:font-style="italic" style:font-style-asian="italic" style:font-style-complex="italic"/>
    </style:style>
    <style:style style:name="T3_44" style:family="text">
      <style:text-properties fo:font-style="italic" style:font-style-asian="italic" style:font-style-complex="italic"/>
    </style:style>
    <style:style style:name="T3_45" style:family="text">
      <style:text-properties fo:font-style="italic" style:font-style-asian="italic" style:font-style-complex="italic"/>
    </style:style>
    <style:style style:name="T3_46" style:family="text">
      <style:text-properties fo:font-style="italic" style:font-style-asian="italic" style:font-style-complex="italic"/>
    </style:style>
    <style:style style:name="T3_47" style:family="text">
      <style:text-properties fo:font-style="italic" style:font-style-asian="italic" style:font-style-complex="italic"/>
    </style:style>
    <style:style style:name="T3_48" style:family="text">
      <style:text-properties fo:font-style="italic" style:font-style-asian="italic" style:font-style-complex="italic"/>
    </style:style>
    <style:style style:name="T3_49" style:family="text">
      <style:text-properties fo:font-style="italic" style:font-style-asian="italic" style:font-style-complex="italic"/>
    </style:style>
    <style:style style:name="T3_50" style:family="text">
      <style:text-properties fo:font-style="italic" style:font-style-asian="italic" style:font-style-complex="italic"/>
    </style:style>
    <style:style style:name="T3_51" style:family="text">
      <style:text-properties fo:font-style="italic" style:font-style-asian="italic" style:font-style-complex="italic"/>
    </style:style>
    <style:style style:name="T3_52" style:family="text">
      <style:text-properties fo:font-style="italic" style:font-style-asian="italic" style:font-style-complex="italic"/>
    </style:style>
    <style:style style:name="T3_53" style:family="text">
      <style:text-properties fo:font-style="italic" style:font-style-asian="italic" style:font-style-complex="italic"/>
    </style:style>
    <style:style style:name="T3_54" style:family="text">
      <style:text-properties fo:font-style="italic" style:font-style-asian="italic" style:font-style-complex="italic"/>
    </style:style>
    <style:style style:name="T3_55" style:family="text">
      <style:text-properties fo:font-style="italic" style:font-style-asian="italic" style:font-style-complex="italic"/>
    </style:style>
    <style:style style:name="T3_56" style:family="text">
      <style:text-properties fo:font-style="italic" style:font-style-asian="italic" style:font-style-complex="italic"/>
    </style:style>
    <style:style style:name="T3_57" style:family="text">
      <style:text-properties fo:font-style="italic" style:font-style-asian="italic" style:font-style-complex="italic"/>
    </style:style>
    <style:style style:name="T3_58" style:family="text">
      <style:text-properties fo:font-style="italic" style:font-style-asian="italic" style:font-style-complex="italic"/>
    </style:style>
    <style:style style:name="T3_59" style:family="text">
      <style:text-properties fo:font-style="italic" style:font-style-asian="italic" style:font-style-complex="italic"/>
    </style:style>
    <style:style style:name="T3_60" style:family="text">
      <style:text-properties fo:font-style="italic" style:font-style-asian="italic" style:font-style-complex="italic"/>
    </style:style>
    <style:style style:name="T3_61" style:family="text">
      <style:text-properties fo:font-style="italic" style:font-style-asian="italic" style:font-style-complex="italic"/>
    </style:style>
    <style:style style:name="T3_62" style:family="text">
      <style:text-properties fo:font-style="italic" style:font-style-asian="italic" style:font-style-complex="italic"/>
    </style:style>
    <style:style style:name="T3_63" style:family="text">
      <style:text-properties fo:font-style="italic" style:font-style-asian="italic" style:font-style-complex="italic"/>
    </style:style>
    <style:style style:name="T3_64" style:family="text">
      <style:text-properties fo:font-style="italic" style:font-style-asian="italic" style:font-style-complex="italic"/>
    </style:style>
    <style:style style:name="T3_65" style:family="text">
      <style:text-properties fo:font-style="italic" style:font-style-asian="italic" style:font-style-complex="italic"/>
    </style:style>
    <style:style style:name="T3_66" style:family="text">
      <style:text-properties fo:font-style="italic" style:font-style-asian="italic" style:font-style-complex="italic"/>
    </style:style>
    <style:style style:name="T3_67" style:family="text">
      <style:text-properties fo:font-style="italic" style:font-style-asian="italic" style:font-style-complex="italic"/>
    </style:style>
    <style:style style:name="T3_68" style:family="text">
      <style:text-properties fo:font-style="italic" style:font-style-asian="italic" style:font-style-complex="italic"/>
    </style:style>
    <style:style style:name="T3_69" style:family="text">
      <style:text-properties fo:font-style="italic" style:font-style-asian="italic" style:font-style-complex="italic"/>
    </style:style>
    <style:style style:name="T3_70" style:family="text">
      <style:text-properties fo:font-style="italic" style:font-style-asian="italic" style:font-style-complex="italic"/>
    </style:style>
    <style:style style:name="T3_71" style:family="text">
      <style:text-properties fo:font-style="italic" style:font-style-asian="italic" style:font-style-complex="italic"/>
    </style:style>
    <style:style style:name="T3_72" style:family="text">
      <style:text-properties fo:font-style="italic" style:font-style-asian="italic" style:font-style-complex="italic"/>
    </style:style>
    <style:style style:name="T3_73" style:family="text">
      <style:text-properties fo:font-style="italic" style:font-style-asian="italic" style:font-style-complex="italic"/>
    </style:style>
    <style:style style:name="T3_74" style:family="text">
      <style:text-properties fo:font-style="italic" style:font-style-asian="italic" style:font-style-complex="italic"/>
    </style:style>
    <style:style style:name="T3_75" style:family="text">
      <style:text-properties fo:font-style="italic" style:font-style-asian="italic" style:font-style-complex="italic"/>
    </style:style>
    <style:style style:name="T3_76" style:family="text">
      <style:text-properties fo:font-style="italic" style:font-style-asian="italic" style:font-style-complex="italic"/>
    </style:style>
    <style:style style:name="T3_77" style:family="text">
      <style:text-properties fo:font-style="italic" style:font-style-asian="italic" style:font-style-complex="italic"/>
    </style:style>
    <style:style style:name="T3_78" style:family="text">
      <style:text-properties fo:font-style="italic" style:font-style-asian="italic" style:font-style-complex="italic"/>
    </style:style>
    <style:style style:name="T3_79" style:family="text">
      <style:text-properties fo:font-style="italic" style:font-style-asian="italic" style:font-style-complex="italic"/>
    </style:style>
    <style:style style:name="T3_80" style:family="text">
      <style:text-properties fo:font-style="italic" style:font-style-asian="italic" style:font-style-complex="italic"/>
    </style:style>
    <style:style style:name="T3_81" style:family="text">
      <style:text-properties fo:font-style="italic" style:font-style-asian="italic" style:font-style-complex="italic"/>
    </style:style>
    <style:style style:name="T3_82" style:family="text">
      <style:text-properties fo:font-style="italic" style:font-style-asian="italic" style:font-style-complex="italic"/>
    </style:style>
    <style:style style:name="T3_83" style:family="text">
      <style:text-properties fo:font-style="italic" style:font-style-asian="italic" style:font-style-complex="italic"/>
    </style:style>
    <style:style style:name="T3_84" style:family="text">
      <style:text-properties fo:font-style="italic" style:font-style-asian="italic" style:font-style-complex="italic"/>
    </style:style>
    <style:style style:name="T3_85" style:family="text">
      <style:text-properties fo:font-style="italic" style:font-style-asian="italic" style:font-style-complex="italic"/>
    </style:style>
    <style:style style:name="T3_86" style:family="text">
      <style:text-properties fo:font-style="italic" style:font-style-asian="italic" style:font-style-complex="italic"/>
    </style:style>
    <style:style style:name="T3_87" style:family="text">
      <style:text-properties fo:font-style="italic" style:font-style-asian="italic" style:font-style-complex="italic"/>
    </style:style>
    <style:style style:name="T3_88" style:family="text">
      <style:text-properties fo:font-style="italic" style:font-style-asian="italic" style:font-style-complex="italic"/>
    </style:style>
    <style:style style:name="T3_89" style:family="text">
      <style:text-properties fo:font-style="italic" style:font-style-asian="italic" style:font-style-complex="italic"/>
    </style:style>
    <style:style style:name="T3_90" style:family="text">
      <style:text-properties fo:font-style="italic" style:font-style-asian="italic" style:font-style-complex="italic"/>
    </style:style>
    <style:style style:name="T3_91" style:family="text">
      <style:text-properties fo:font-style="italic" style:font-style-asian="italic" style:font-style-complex="italic"/>
    </style:style>
    <style:style style:name="T3_92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T6_27" style:family="text"/>
    <style:style style:name="T6_28" style:family="text">
      <style:text-properties fo:color="#1155cc" style:text-underline-style="solid" style:text-underline-color="font-color"/>
    </style:style>
    <style:style style:name="T6_29" style:family="text"/>
    <style:style style:name="T6_30" style:family="text">
      <style:text-properties fo:color="#1155cc" style:text-underline-style="solid" style:text-underline-color="font-color"/>
    </style:style>
    <style:style style:name="T6_31" style:family="text"/>
    <style:style style:name="T6_32" style:family="text">
      <style:text-properties fo:color="#1155cc" style:text-underline-style="solid" style:text-underline-color="font-color"/>
    </style:style>
    <style:style style:name="T6_33" style:family="text"/>
    <style:style style:name="T6_34" style:family="text">
      <style:text-properties fo:color="#1155cc" style:text-underline-style="solid" style:text-underline-color="font-color"/>
    </style:style>
    <style:style style:name="T6_35" style:family="text"/>
    <style:style style:name="T6_36" style:family="text">
      <style:text-properties fo:color="#1155cc" style:text-underline-style="solid" style:text-underline-color="font-color"/>
    </style:style>
    <style:style style:name="T6_37" style:family="text"/>
    <style:style style:name="T6_38" style:family="text">
      <style:text-properties fo:color="#1155cc" style:text-underline-style="solid" style:text-underline-color="font-color"/>
    </style:style>
    <style:style style:name="T6_39" style:family="text"/>
    <style:style style:name="T6_40" style:family="text">
      <style:text-properties fo:color="#1155cc" style:text-underline-style="solid" style:text-underline-color="font-color"/>
    </style:style>
    <style:style style:name="T6_41" style:family="text"/>
    <style:style style:name="T6_4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P10" style:family="paragraph" style:parent-style-name="Standard">
      <style:paragraph-properties fo:break-before="auto" fo:text-indent="1.27cm" fo:line-height="106%" fo:margin-left="1.27cm" style:writing-mode="lr-tb"/>
    </style:style>
    <style:style style:name="T10_1" style:family="text">
      <style:text-properties fo:background-color="#d9d9d9" fo:color="#007020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0_2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0_3" style:family="text">
      <style:text-properties fo:background-color="#d9d9d9" fo:color="#007020" style:font-name="Courier New" fo:font-size="12pt" style:font-name-asian="Courier New" style:font-size-asian="12pt" style:font-name-complex="Courier New" style:font-size-complex="12pt"/>
    </style:style>
    <style:style style:name="T10_4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0_5" style:family="text">
      <style:text-properties fo:background-color="#d9d9d9" fo:color="#4070a0" style:font-name="Courier New" fo:font-size="12pt" style:font-name-asian="Courier New" style:font-size-asian="12pt" style:font-name-complex="Courier New" style:font-size-complex="12pt"/>
    </style:style>
    <style:style style:name="T10_6" style:family="text">
      <style:text-properties fo:background-color="#d9d9d9" fo:color="#4070a0" style:font-name="Courier New" fo:font-size="12pt" style:font-name-asian="Courier New" style:font-size-asian="12pt" style:font-name-complex="Courier New" style:font-size-complex="12pt"/>
    </style:style>
    <style:style style:name="T10_7" style:family="text">
      <style:text-properties fo:background-color="#d9d9d9" fo:color="#4070a0" style:font-name="Courier New" fo:font-size="12pt" style:font-name-asian="Courier New" style:font-size-asian="12pt" style:font-name-complex="Courier New" style:font-size-complex="12pt"/>
    </style:style>
    <style:style style:name="T10_8" style:family="text">
      <style:text-properties fo:background-color="#d9d9d9" fo:color="#4070a0" style:font-name="Courier New" fo:font-size="12pt" style:font-name-asian="Courier New" style:font-size-asian="12pt" style:font-name-complex="Courier New" style:font-size-complex="12pt"/>
    </style:style>
    <style:style style:name="T10_9" style:family="text">
      <style:text-properties fo:background-color="#d9d9d9" fo:color="#4070a0" style:font-name="Courier New" fo:font-size="12pt" style:font-name-asian="Courier New" style:font-size-asian="12pt" style:font-name-complex="Courier New" style:font-size-complex="12pt"/>
    </style:style>
    <style:style style:name="T10_10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0_11" style:family="text">
      <style:text-properties fo:background-color="#d9d9d9" fo:color="#007020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0_12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0_13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0_14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P11" style:family="paragraph" style:parent-style-name="Standard">
      <style:paragraph-properties fo:break-before="auto" fo:text-indent="1.27cm" fo:line-height="106%" fo:margin-left="1.27cm" style:writing-mode="lr-tb"/>
      <style:text-properties fo:color="#333333"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fo:break-before="auto" fo:line-height="106%" fo:margin-top="0cm" fo:margin-bottom="0cm" style:writing-mode="lr-tb"/>
    </style:style>
    <style:style style:name="T12_1" style:family="text">
      <style:text-properties fo:color="#333333"/>
    </style:style>
    <style:style style:name="T12_2" style:family="text">
      <style:text-properties fo:color="#333333"/>
    </style:style>
    <style:style style:name="T12_3" style:family="text">
      <style:text-properties fo:color="#333333"/>
    </style:style>
    <style:style style:name="T12_4" style:family="text">
      <style:text-properties fo:color="#333333"/>
    </style:style>
    <style:style style:name="T12_5" style:family="text">
      <style:text-properties fo:color="#333333"/>
    </style:style>
    <style:style style:name="T12_6" style:family="text">
      <style:text-properties fo:color="#333333"/>
    </style:style>
    <style:style style:name="T12_7" style:family="text">
      <style:text-properties fo:color="#333333"/>
    </style:style>
    <style:style style:name="T12_8" style:family="text">
      <style:text-properties fo:color="#333333"/>
    </style:style>
    <style:style style:name="T12_9" style:family="text">
      <style:text-properties fo:color="#333333"/>
    </style:style>
    <style:style style:name="T12_10" style:family="text">
      <style:text-properties fo:color="#333333"/>
    </style:style>
    <style:style style:name="T12_11" style:family="text">
      <style:text-properties fo:color="#333333"/>
    </style:style>
    <style:style style:name="T12_12" style:family="text">
      <style:text-properties fo:color="#333333"/>
    </style:style>
    <style:style style:name="T12_13" style:family="text">
      <style:text-properties fo:color="#333333"/>
    </style:style>
    <style:style style:name="T12_14" style:family="text">
      <style:text-properties fo:color="#333333"/>
    </style:style>
    <style:style style:name="T12_15" style:family="text">
      <style:text-properties fo:color="#333333"/>
    </style:style>
    <style:style style:name="T12_16" style:family="text">
      <style:text-properties fo:color="#333333"/>
    </style:style>
    <style:style style:name="T12_17" style:family="text">
      <style:text-properties fo:color="#333333"/>
    </style:style>
    <style:style style:name="T12_18" style:family="text">
      <style:text-properties fo:color="#333333"/>
    </style:style>
    <style:style style:name="T12_19" style:family="text">
      <style:text-properties fo:color="#333333"/>
    </style:style>
    <style:style style:name="T12_20" style:family="text">
      <style:text-properties fo:color="#333333"/>
    </style:style>
    <style:style style:name="T12_21" style:family="text">
      <style:text-properties fo:color="#333333"/>
    </style:style>
    <style:style style:name="T12_22" style:family="text">
      <style:text-properties fo:color="#333333"/>
    </style:style>
    <style:style style:name="T12_23" style:family="text">
      <style:text-properties fo:color="#333333"/>
    </style:style>
    <style:style style:name="T12_24" style:family="text">
      <style:text-properties fo:color="#333333"/>
    </style:style>
    <style:style style:name="T12_25" style:family="text">
      <style:text-properties fo:color="#333333"/>
    </style:style>
    <style:style style:name="T12_26" style:family="text">
      <style:text-properties fo:color="#333333"/>
    </style:style>
    <style:style style:name="T12_27" style:family="text">
      <style:text-properties fo:color="#333333"/>
    </style:style>
    <style:style style:name="T12_28" style:family="text">
      <style:text-properties fo:color="#333333"/>
    </style:style>
    <style:style style:name="T12_29" style:family="text">
      <style:text-properties fo:color="#333333"/>
    </style:style>
    <style:style style:name="T12_30" style:family="text">
      <style:text-properties fo:color="#333333"/>
    </style:style>
    <style:style style:name="T12_31" style:family="text">
      <style:text-properties fo:color="#333333"/>
    </style:style>
    <style:style style:name="T12_32" style:family="text">
      <style:text-properties fo:color="#333333"/>
    </style:style>
    <style:style style:name="T12_33" style:family="text">
      <style:text-properties fo:color="#333333"/>
    </style:style>
    <style:style style:name="T12_34" style:family="text">
      <style:text-properties fo:color="#333333"/>
    </style:style>
    <style:style style:name="T12_35" style:family="text">
      <style:text-properties fo:color="#333333"/>
    </style:style>
    <style:style style:name="T12_36" style:family="text">
      <style:text-properties fo:color="#333333"/>
    </style:style>
    <style:style style:name="T12_37" style:family="text">
      <style:text-properties fo:color="#333333"/>
    </style:style>
    <style:style style:name="T12_38" style:family="text">
      <style:text-properties fo:color="#333333"/>
    </style:style>
    <style:style style:name="P13" style:family="paragraph" style:parent-style-name="Standard">
      <style:paragraph-properties fo:break-before="auto" fo:line-height="106%" style:writing-mode="lr-tb"/>
      <style:text-properties fo:color="#333333"/>
    </style:style>
    <style:style style:name="P14" style:family="paragraph" style:parent-style-name="Standard">
      <style:paragraph-properties fo:break-before="auto" fo:line-height="106%" fo:margin-top="0cm" fo:margin-bottom="0cm" style:writing-mode="lr-tb"/>
    </style:style>
    <style:style style:name="T14_1" style:family="text">
      <style:text-properties fo:color="#333333"/>
    </style:style>
    <style:style style:name="T14_2" style:family="text">
      <style:text-properties fo:color="#333333"/>
    </style:style>
    <style:style style:name="T14_3" style:family="text">
      <style:text-properties fo:color="#333333"/>
    </style:style>
    <style:style style:name="T14_4" style:family="text">
      <style:text-properties fo:color="#333333"/>
    </style:style>
    <style:style style:name="T14_5" style:family="text">
      <style:text-properties fo:color="#333333"/>
    </style:style>
    <style:style style:name="T14_6" style:family="text">
      <style:text-properties fo:color="#333333"/>
    </style:style>
    <style:style style:name="T14_7" style:family="text">
      <style:text-properties fo:color="#333333"/>
    </style:style>
    <style:style style:name="T14_8" style:family="text">
      <style:text-properties fo:color="#333333"/>
    </style:style>
    <style:style style:name="T14_9" style:family="text">
      <style:text-properties fo:color="#333333"/>
    </style:style>
    <style:style style:name="T14_10" style:family="text">
      <style:text-properties fo:color="#333333"/>
    </style:style>
    <style:style style:name="T14_11" style:family="text">
      <style:text-properties fo:color="#333333"/>
    </style:style>
    <style:style style:name="T14_12" style:family="text">
      <style:text-properties fo:color="#333333"/>
    </style:style>
    <style:style style:name="T14_13" style:family="text">
      <style:text-properties fo:color="#333333"/>
    </style:style>
    <style:style style:name="T14_14" style:family="text">
      <style:text-properties fo:color="#333333"/>
    </style:style>
    <style:style style:name="T14_15" style:family="text">
      <style:text-properties fo:color="#333333"/>
    </style:style>
    <style:style style:name="T14_16" style:family="text">
      <style:text-properties fo:color="#333333"/>
    </style:style>
    <style:style style:name="T14_17" style:family="text">
      <style:text-properties fo:color="#333333"/>
    </style:style>
    <style:style style:name="T14_18" style:family="text">
      <style:text-properties fo:color="#333333"/>
    </style:style>
    <style:style style:name="T14_19" style:family="text">
      <style:text-properties fo:color="#333333"/>
    </style:style>
    <style:style style:name="T14_20" style:family="text">
      <style:text-properties fo:color="#333333"/>
    </style:style>
    <style:style style:name="T14_21" style:family="text">
      <style:text-properties fo:color="#333333"/>
    </style:style>
    <style:style style:name="T14_22" style:family="text">
      <style:text-properties fo:color="#333333"/>
    </style:style>
    <style:style style:name="T14_23" style:family="text">
      <style:text-properties fo:color="#333333"/>
    </style:style>
    <style:style style:name="T14_24" style:family="text">
      <style:text-properties fo:color="#333333"/>
    </style:style>
    <style:style style:name="T14_25" style:family="text">
      <style:text-properties fo:color="#333333"/>
    </style:style>
    <style:style style:name="T14_26" style:family="text">
      <style:text-properties fo:color="#333333"/>
    </style:style>
    <style:style style:name="T14_27" style:family="text">
      <style:text-properties fo:color="#333333"/>
    </style:style>
    <style:style style:name="T14_28" style:family="text">
      <style:text-properties fo:color="#333333"/>
    </style:style>
    <style:style style:name="T14_29" style:family="text">
      <style:text-properties fo:color="#333333"/>
    </style:style>
    <style:style style:name="T14_30" style:family="text">
      <style:text-properties fo:color="#333333"/>
    </style:style>
    <style:style style:name="T14_31" style:family="text">
      <style:text-properties fo:color="#333333"/>
    </style:style>
    <style:style style:name="T14_32" style:family="text">
      <style:text-properties fo:color="#333333"/>
    </style:style>
    <style:style style:name="T14_33" style:family="text">
      <style:text-properties fo:color="#333333"/>
    </style:style>
    <style:style style:name="T14_34" style:family="text">
      <style:text-properties fo:color="#333333"/>
    </style:style>
    <style:style style:name="T14_35" style:family="text">
      <style:text-properties fo:color="#333333"/>
    </style:style>
    <style:style style:name="T14_36" style:family="text">
      <style:text-properties fo:color="#333333"/>
    </style:style>
    <style:style style:name="T14_37" style:family="text">
      <style:text-properties fo:color="#333333"/>
    </style:style>
    <style:style style:name="T14_38" style:family="text">
      <style:text-properties fo:color="#333333"/>
    </style:style>
    <style:style style:name="T14_39" style:family="text">
      <style:text-properties fo:color="#333333"/>
    </style:style>
    <style:style style:name="T14_40" style:family="text">
      <style:text-properties fo:color="#333333"/>
    </style:style>
    <style:style style:name="T14_41" style:family="text">
      <style:text-properties fo:color="#333333"/>
    </style:style>
    <style:style style:name="T14_42" style:family="text">
      <style:text-properties fo:color="#333333"/>
    </style:style>
    <style:style style:name="T14_43" style:family="text">
      <style:text-properties fo:color="#333333"/>
    </style:style>
    <style:style style:name="T14_44" style:family="text">
      <style:text-properties fo:color="#333333"/>
    </style:style>
    <style:style style:name="T14_45" style:family="text">
      <style:text-properties fo:color="#333333"/>
    </style:style>
    <style:style style:name="T14_46" style:family="text">
      <style:text-properties fo:color="#333333"/>
    </style:style>
    <style:style style:name="T14_47" style:family="text">
      <style:text-properties fo:color="#333333"/>
    </style:style>
    <style:style style:name="T14_48" style:family="text">
      <style:text-properties fo:color="#333333"/>
    </style:style>
    <style:style style:name="T14_49" style:family="text">
      <style:text-properties fo:color="#333333"/>
    </style:style>
    <style:style style:name="T14_50" style:family="text">
      <style:text-properties fo:color="#333333"/>
    </style:style>
    <style:style style:name="T14_51" style:family="text">
      <style:text-properties fo:color="#333333"/>
    </style:style>
    <style:style style:name="T14_52" style:family="text">
      <style:text-properties fo:color="#333333"/>
    </style:style>
    <style:style style:name="T14_53" style:family="text">
      <style:text-properties fo:color="#333333"/>
    </style:style>
    <style:style style:name="T14_54" style:family="text">
      <style:text-properties fo:color="#333333"/>
    </style:style>
    <style:style style:name="T14_55" style:family="text">
      <style:text-properties fo:color="#333333"/>
    </style:style>
    <style:style style:name="T14_56" style:family="text">
      <style:text-properties fo:color="#333333"/>
    </style:style>
    <style:style style:name="T14_57" style:family="text">
      <style:text-properties fo:color="#333333"/>
    </style:style>
    <style:style style:name="T14_58" style:family="text">
      <style:text-properties fo:color="#333333"/>
    </style:style>
    <style:style style:name="T14_59" style:family="text">
      <style:text-properties fo:color="#333333"/>
    </style:style>
    <style:style style:name="T14_60" style:family="text">
      <style:text-properties fo:color="#333333"/>
    </style:style>
    <style:style style:name="T14_61" style:family="text">
      <style:text-properties fo:color="#333333"/>
    </style:style>
    <style:style style:name="T14_62" style:family="text">
      <style:text-properties fo:color="#333333"/>
    </style:style>
    <style:style style:name="P15" style:family="paragraph" style:parent-style-name="Standard">
      <style:paragraph-properties fo:break-before="auto" fo:line-height="106%" style:writing-mode="lr-tb"/>
      <style:text-properties fo:color="#333333"/>
    </style:style>
    <style:style style:name="P16" style:family="paragraph" style:parent-style-name="Standard">
      <style:paragraph-properties fo:break-before="auto" fo:line-height="106%" fo:margin-top="0cm" style:writing-mode="lr-tb"/>
    </style:style>
    <style:style style:name="T16_1" style:family="text">
      <style:text-properties fo:color="#333333"/>
    </style:style>
    <style:style style:name="T16_2" style:family="text">
      <style:text-properties fo:color="#333333"/>
    </style:style>
    <style:style style:name="T16_3" style:family="text">
      <style:text-properties fo:color="#333333"/>
    </style:style>
    <style:style style:name="T16_4" style:family="text">
      <style:text-properties fo:color="#333333"/>
    </style:style>
    <style:style style:name="T16_5" style:family="text">
      <style:text-properties fo:color="#333333"/>
    </style:style>
    <style:style style:name="T16_6" style:family="text">
      <style:text-properties fo:color="#333333"/>
    </style:style>
    <style:style style:name="T16_7" style:family="text">
      <style:text-properties fo:color="#333333"/>
    </style:style>
    <style:style style:name="T16_8" style:family="text">
      <style:text-properties fo:color="#333333"/>
    </style:style>
    <style:style style:name="T16_9" style:family="text">
      <style:text-properties fo:color="#333333"/>
    </style:style>
    <style:style style:name="T16_10" style:family="text">
      <style:text-properties fo:color="#333333"/>
    </style:style>
    <style:style style:name="T16_11" style:family="text">
      <style:text-properties fo:color="#333333"/>
    </style:style>
    <style:style style:name="T16_12" style:family="text">
      <style:text-properties fo:color="#333333"/>
    </style:style>
    <style:style style:name="T16_13" style:family="text">
      <style:text-properties fo:color="#333333"/>
    </style:style>
    <style:style style:name="T16_14" style:family="text">
      <style:text-properties fo:color="#333333"/>
    </style:style>
    <style:style style:name="T16_15" style:family="text">
      <style:text-properties fo:color="#333333"/>
    </style:style>
    <style:style style:name="T16_16" style:family="text">
      <style:text-properties fo:color="#333333"/>
    </style:style>
    <style:style style:name="T16_17" style:family="text">
      <style:text-properties fo:color="#333333"/>
    </style:style>
    <style:style style:name="T16_18" style:family="text">
      <style:text-properties fo:color="#333333"/>
    </style:style>
    <style:style style:name="T16_19" style:family="text">
      <style:text-properties fo:color="#333333"/>
    </style:style>
    <style:style style:name="T16_20" style:family="text">
      <style:text-properties fo:color="#333333"/>
    </style:style>
    <style:style style:name="T16_21" style:family="text">
      <style:text-properties fo:color="#333333"/>
    </style:style>
    <style:style style:name="T16_22" style:family="text">
      <style:text-properties fo:color="#333333"/>
    </style:style>
    <style:style style:name="T16_23" style:family="text">
      <style:text-properties fo:color="#333333"/>
    </style:style>
    <style:style style:name="T16_24" style:family="text">
      <style:text-properties fo:color="#333333"/>
    </style:style>
    <style:style style:name="T16_25" style:family="text">
      <style:text-properties fo:color="#333333"/>
    </style:style>
    <style:style style:name="T16_26" style:family="text">
      <style:text-properties fo:color="#333333"/>
    </style:style>
    <style:style style:name="T16_27" style:family="text">
      <style:text-properties fo:color="#333333"/>
    </style:style>
    <style:style style:name="T16_28" style:family="text">
      <style:text-properties fo:color="#333333"/>
    </style:style>
    <style:style style:name="T16_29" style:family="text">
      <style:text-properties fo:color="#333333"/>
    </style:style>
    <style:style style:name="T16_30" style:family="text">
      <style:text-properties fo:color="#333333"/>
    </style:style>
    <style:style style:name="T16_31" style:family="text">
      <style:text-properties fo:color="#333333"/>
    </style:style>
    <style:style style:name="T16_32" style:family="text">
      <style:text-properties fo:color="#333333"/>
    </style:style>
    <style:style style:name="T16_33" style:family="text">
      <style:text-properties fo:color="#333333"/>
    </style:style>
    <style:style style:name="T16_34" style:family="text">
      <style:text-properties fo:color="#333333"/>
    </style:style>
    <style:style style:name="T16_35" style:family="text">
      <style:text-properties fo:color="#333333"/>
    </style:style>
    <style:style style:name="T16_36" style:family="text">
      <style:text-properties fo:color="#333333"/>
    </style:style>
    <style:style style:name="T16_37" style:family="text">
      <style:text-properties fo:color="#333333"/>
    </style:style>
    <style:style style:name="T16_38" style:family="text">
      <style:text-properties fo:color="#333333"/>
    </style:style>
    <style:style style:name="P17" style:family="paragraph" style:parent-style-name="Standard">
      <style:paragraph-properties fo:break-before="auto" fo:line-height="106%" fo:margin-top="0cm" style:writing-mode="lr-tb"/>
    </style:style>
    <style:style style:name="T17_1" style:family="text">
      <style:text-properties fo:color="#333333"/>
    </style:style>
    <style:style style:name="T17_2" style:family="text">
      <style:text-properties fo:color="#333333"/>
    </style:style>
    <style:style style:name="T17_3" style:family="text">
      <style:text-properties fo:color="#333333"/>
    </style:style>
    <style:style style:name="T17_4" style:family="text">
      <style:text-properties fo:color="#333333"/>
    </style:style>
    <style:style style:name="T17_5" style:family="text">
      <style:text-properties fo:color="#333333"/>
    </style:style>
    <style:style style:name="T17_6" style:family="text">
      <style:text-properties fo:color="#333333"/>
    </style:style>
    <style:style style:name="T17_7" style:family="text">
      <style:text-properties fo:color="#333333"/>
    </style:style>
    <style:style style:name="T17_8" style:family="text">
      <style:text-properties fo:color="#333333"/>
    </style:style>
    <style:style style:name="T17_9" style:family="text">
      <style:text-properties fo:color="#333333"/>
    </style:style>
    <style:style style:name="T17_10" style:family="text">
      <style:text-properties fo:color="#333333"/>
    </style:style>
    <style:style style:name="T17_11" style:family="text">
      <style:text-properties fo:color="#333333"/>
    </style:style>
    <style:style style:name="T17_12" style:family="text">
      <style:text-properties fo:color="#333333"/>
    </style:style>
    <style:style style:name="T17_13" style:family="text">
      <style:text-properties fo:color="#333333"/>
    </style:style>
    <style:style style:name="T17_14" style:family="text">
      <style:text-properties fo:color="#333333"/>
    </style:style>
    <style:style style:name="T17_15" style:family="text">
      <style:text-properties fo:color="#333333"/>
    </style:style>
    <style:style style:name="T17_16" style:family="text">
      <style:text-properties fo:color="#333333"/>
    </style:style>
    <style:style style:name="T17_17" style:family="text">
      <style:text-properties fo:color="#333333"/>
    </style:style>
    <style:style style:name="T17_18" style:family="text">
      <style:text-properties fo:color="#333333"/>
    </style:style>
    <style:style style:name="T17_19" style:family="text">
      <style:text-properties fo:color="#333333"/>
    </style:style>
    <style:style style:name="T17_20" style:family="text">
      <style:text-properties fo:color="#333333"/>
    </style:style>
    <style:style style:name="T17_21" style:family="text">
      <style:text-properties fo:color="#333333"/>
    </style:style>
    <style:style style:name="T17_22" style:family="text">
      <style:text-properties fo:color="#333333"/>
    </style:style>
    <style:style style:name="T17_23" style:family="text">
      <style:text-properties fo:color="#333333"/>
    </style:style>
    <style:style style:name="T17_24" style:family="text">
      <style:text-properties fo:color="#333333"/>
    </style:style>
    <style:style style:name="T17_25" style:family="text">
      <style:text-properties fo:color="#333333"/>
    </style:style>
    <style:style style:name="T17_26" style:family="text">
      <style:text-properties fo:color="#333333"/>
    </style:style>
    <style:style style:name="T17_27" style:family="text">
      <style:text-properties fo:color="#333333"/>
    </style:style>
    <style:style style:name="P18" style:family="paragraph" style:parent-style-name="Standard">
      <style:paragraph-properties fo:break-before="auto" fo:line-height="106%" fo:margin-top="0cm" fo:margin-bottom="0cm" style:writing-mode="lr-tb"/>
    </style:style>
    <style:style style:name="T18_1" style:family="text">
      <style:text-properties fo:color="#333333"/>
    </style:style>
    <style:style style:name="T18_2" style:family="text">
      <style:text-properties fo:color="#333333"/>
    </style:style>
    <style:style style:name="T18_3" style:family="text">
      <style:text-properties fo:color="#333333"/>
    </style:style>
    <style:style style:name="T18_4" style:family="text">
      <style:text-properties fo:color="#333333"/>
    </style:style>
    <style:style style:name="T18_5" style:family="text">
      <style:text-properties fo:color="#333333"/>
    </style:style>
    <style:style style:name="T18_6" style:family="text">
      <style:text-properties fo:color="#333333"/>
    </style:style>
    <style:style style:name="T18_7" style:family="text">
      <style:text-properties fo:color="#333333"/>
    </style:style>
    <style:style style:name="T18_8" style:family="text">
      <style:text-properties fo:color="#333333"/>
    </style:style>
    <style:style style:name="T18_9" style:family="text">
      <style:text-properties fo:color="#333333"/>
    </style:style>
    <style:style style:name="T18_10" style:family="text">
      <style:text-properties fo:color="#333333"/>
    </style:style>
    <style:style style:name="T18_11" style:family="text">
      <style:text-properties fo:color="#333333"/>
    </style:style>
    <style:style style:name="T18_12" style:family="text">
      <style:text-properties fo:color="#333333"/>
    </style:style>
    <style:style style:name="T18_13" style:family="text">
      <style:text-properties fo:color="#333333"/>
    </style:style>
    <style:style style:name="T18_14" style:family="text">
      <style:text-properties fo:color="#333333"/>
    </style:style>
    <style:style style:name="T18_15" style:family="text">
      <style:text-properties fo:color="#333333"/>
    </style:style>
    <style:style style:name="T18_16" style:family="text">
      <style:text-properties fo:color="#333333"/>
    </style:style>
    <style:style style:name="T18_17" style:family="text">
      <style:text-properties fo:color="#333333"/>
    </style:style>
    <style:style style:name="T18_18" style:family="text">
      <style:text-properties fo:color="#333333"/>
    </style:style>
    <style:style style:name="T18_19" style:family="text">
      <style:text-properties fo:color="#333333"/>
    </style:style>
    <style:style style:name="T18_20" style:family="text">
      <style:text-properties fo:color="#333333"/>
    </style:style>
    <style:style style:name="T18_21" style:family="text">
      <style:text-properties fo:color="#333333"/>
    </style:style>
    <style:style style:name="T18_22" style:family="text">
      <style:text-properties fo:color="#333333"/>
    </style:style>
    <style:style style:name="T18_23" style:family="text">
      <style:text-properties fo:color="#333333"/>
    </style:style>
    <style:style style:name="T18_24" style:family="text">
      <style:text-properties fo:color="#333333"/>
    </style:style>
    <style:style style:name="T18_25" style:family="text">
      <style:text-properties fo:color="#333333"/>
    </style:style>
    <style:style style:name="T18_26" style:family="text">
      <style:text-properties fo:color="#333333"/>
    </style:style>
    <style:style style:name="T18_27" style:family="text">
      <style:text-properties fo:color="#333333"/>
    </style:style>
    <style:style style:name="T18_28" style:family="text">
      <style:text-properties fo:color="#333333"/>
    </style:style>
    <style:style style:name="T18_29" style:family="text">
      <style:text-properties fo:color="#333333"/>
    </style:style>
    <style:style style:name="T18_30" style:family="text">
      <style:text-properties fo:color="#333333"/>
    </style:style>
    <style:style style:name="T18_31" style:family="text">
      <style:text-properties fo:color="#333333"/>
    </style:style>
    <style:style style:name="T18_32" style:family="text">
      <style:text-properties fo:color="#333333"/>
    </style:style>
    <style:style style:name="T18_33" style:family="text">
      <style:text-properties fo:color="#333333"/>
    </style:style>
    <style:style style:name="T18_34" style:family="text">
      <style:text-properties fo:color="#333333"/>
    </style:style>
    <style:style style:name="T18_35" style:family="text">
      <style:text-properties fo:color="#333333"/>
    </style:style>
    <style:style style:name="T18_36" style:family="text">
      <style:text-properties fo:color="#333333"/>
    </style:style>
    <style:style style:name="T18_37" style:family="text">
      <style:text-properties fo:color="#333333"/>
    </style:style>
    <style:style style:name="T18_38" style:family="text">
      <style:text-properties fo:color="#333333"/>
    </style:style>
    <style:style style:name="T18_39" style:family="text">
      <style:text-properties fo:color="#333333"/>
    </style:style>
    <style:style style:name="T18_40" style:family="text">
      <style:text-properties fo:color="#333333"/>
    </style:style>
    <style:style style:name="T18_41" style:family="text">
      <style:text-properties fo:color="#333333"/>
    </style:style>
    <style:style style:name="T18_42" style:family="text">
      <style:text-properties fo:color="#333333"/>
    </style:style>
    <style:style style:name="T18_43" style:family="text">
      <style:text-properties fo:color="#333333"/>
    </style:style>
    <style:style style:name="T18_44" style:family="text">
      <style:text-properties fo:color="#333333"/>
    </style:style>
    <style:style style:name="T18_45" style:family="text">
      <style:text-properties fo:color="#333333"/>
    </style:style>
    <style:style style:name="T18_46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47" style:family="text">
      <style:text-properties fo:color="#333333"/>
    </style:style>
    <style:style style:name="T18_48" style:family="text">
      <style:text-properties fo:color="#333333"/>
    </style:style>
    <style:style style:name="T18_49" style:family="text">
      <style:text-properties fo:color="#333333"/>
    </style:style>
    <style:style style:name="T18_50" style:family="text">
      <style:text-properties fo:color="#333333"/>
    </style:style>
    <style:style style:name="T18_51" style:family="text">
      <style:text-properties fo:color="#333333"/>
    </style:style>
    <style:style style:name="T18_52" style:family="text">
      <style:text-properties fo:color="#333333"/>
    </style:style>
    <style:style style:name="T18_53" style:family="text">
      <style:text-properties fo:color="#333333"/>
    </style:style>
    <style:style style:name="T18_54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55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56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57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58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59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60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61" style:family="text">
      <style:text-properties fo:background-color="#d9d9d9" fo:color="#333333" style:font-name="Courier New" fo:font-size="12pt" style:font-name-asian="Courier New" style:font-size-asian="12pt" style:font-name-complex="Courier New" style:font-size-complex="12pt"/>
    </style:style>
    <style:style style:name="T18_62" style:family="text">
      <style:text-properties fo:background-color="#ffffff" fo:color="#333333" fo:font-size="10pt" style:font-size-asian="10pt" style:font-size-complex="10pt"/>
    </style:style>
    <style:style style:name="T18_63" style:family="text">
      <style:text-properties fo:background-color="#ffffff" fo:color="#333333" fo:font-size="10pt" style:font-size-asian="10pt" style:font-size-complex="10pt"/>
    </style:style>
    <style:style style:name="T18_64" style:family="text">
      <style:text-properties fo:background-color="#ffffff" fo:color="#333333" fo:font-size="10pt" style:font-size-asian="10pt" style:font-size-complex="10pt"/>
    </style:style>
    <style:style style:name="T18_65" style:family="text">
      <style:text-properties fo:color="#333333"/>
    </style:style>
    <style:style style:name="T18_66" style:family="text">
      <style:text-properties fo:color="#333333"/>
    </style:style>
    <style:style style:name="T18_67" style:family="text">
      <style:text-properties fo:color="#333333"/>
    </style:style>
    <style:style style:name="T18_68" style:family="text">
      <style:text-properties fo:color="#333333"/>
    </style:style>
    <style:style style:name="T18_69" style:family="text"/>
    <style:style style:name="T18_70" style:family="text">
      <style:text-properties fo:color="#1155cc" style:text-underline-style="solid" style:text-underline-color="font-color"/>
    </style:style>
    <style:style style:name="T18_71" style:family="text">
      <style:text-properties fo:color="#333333"/>
    </style:style>
    <style:style style:name="T18_72" style:family="text">
      <style:text-properties fo:color="#333333"/>
    </style:style>
    <style:style style:name="T18_73" style:family="text">
      <style:text-properties fo:color="#333333"/>
    </style:style>
    <style:style style:name="T18_74" style:family="text">
      <style:text-properties fo:color="#333333"/>
    </style:style>
    <style:style style:name="T18_75" style:family="text">
      <style:text-properties fo:color="#333333"/>
    </style:style>
    <style:style style:name="T18_76" style:family="text">
      <style:text-properties fo:color="#333333"/>
    </style:style>
    <style:style style:name="T18_77" style:family="text">
      <style:text-properties fo:color="#333333"/>
    </style:style>
    <style:style style:name="P19" style:family="paragraph" style:parent-style-name="Standard">
      <style:paragraph-properties fo:break-before="auto" fo:text-indent="1.27cm" fo:line-height="106%" style:writing-mode="lr-tb"/>
      <style:text-properties fo:color="#333333" style:font-name="Courier New" fo:font-size="12pt" style:font-name-asian="Courier New" style:font-size-asian="12pt" style:font-name-complex="Courier New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Let</text:span><text:span text:style-name="T1_2">’</text:span><text:span text:style-name="T1_3">s</text:span><text:span text:style-name="T1_4"><text:s/></text:span><text:span text:style-name="T1_5">improve</text:span><text:span text:style-name="T1_6"><text:s/></text:span><text:span text:style-name="T1_7">our</text:span><text:span text:style-name="T1_8"><text:s/></text:span><text:span text:style-name="T1_9">Shopping</text:span><text:span text:style-name="T1_10"><text:s/></text:span><text:span text:style-name="T1_11">List</text:span><text:span text:style-name="T1_12"><text:s/></text:span><text:span text:style-name="T1_13">program</text:span></text:p>
      <text:p text:style-name="P2"/>
      <text:p text:style-name="P3"><text:span text:style-name="T3_1">You</text:span><text:span text:style-name="T3_2">’</text:span><text:span text:style-name="T3_3">ll</text:span><text:span text:style-name="T3_4"><text:s/></text:span><text:span text:style-name="T3_5">be</text:span><text:span text:style-name="T3_6"><text:s/></text:span><text:span text:style-name="T3_7">using</text:span><text:span text:style-name="T3_8"><text:s/></text:span><text:span text:style-name="T3_9">your</text:span><text:span text:style-name="T3_10"><text:s/></text:span><text:span text:style-name="T3_11">existing</text:span><text:span text:style-name="T3_12"><text:s/></text:span><text:span text:style-name="T3_13">shopping</text:span><text:span text:style-name="T3_14"><text:s/></text:span><text:span text:style-name="T3_15">list</text:span><text:span text:style-name="T3_16"><text:s/></text:span><text:span text:style-name="T3_17">project</text:span><text:span text:style-name="T3_18"><text:s/></text:span><text:span text:style-name="T3_19">or</text:span><text:span text:style-name="T3_20"><text:s/></text:span><text:span text:style-name="T3_21">download</text:span><text:span text:style-name="T3_22"><text:s/></text:span><text:span text:style-name="T3_23">the</text:span><text:span text:style-name="T3_24"><text:s/></text:span><text:span text:style-name="T3_25">solution</text:span><text:span text:style-name="T3_26"><text:s/></text:span><text:span text:style-name="T3_27">from</text:span><text:span text:style-name="T3_28"><text:s/></text:span><text:span text:style-name="T3_29">the</text:span><text:span text:style-name="T3_30"><text:s/></text:span><text:span text:style-name="T3_31">previous</text:span><text:span text:style-name="T3_32"><text:s/></text:span><text:span text:style-name="T3_33">lecture</text:span><text:span text:style-name="T3_34">.<text:s/></text:span><text:span text:style-name="T3_35">We</text:span><text:span text:style-name="T3_36">’</text:span><text:span text:style-name="T3_37">ll</text:span><text:span text:style-name="T3_38"><text:s/></text:span><text:span text:style-name="T3_39">continue</text:span><text:span text:style-name="T3_40"><text:s/></text:span><text:span text:style-name="T3_41">adding</text:span><text:span text:style-name="T3_42"><text:s/></text:span><text:span text:style-name="T3_43">onto</text:span><text:span text:style-name="T3_44"><text:s/></text:span><text:span text:style-name="T3_45">this</text:span><text:span text:style-name="T3_46"><text:s/></text:span><text:span text:style-name="T3_47">project</text:span><text:span text:style-name="T3_48"><text:s/></text:span><text:span text:style-name="T3_49">over</text:span><text:span text:style-name="T3_50"><text:s/></text:span><text:span text:style-name="T3_51">the</text:span><text:span text:style-name="T3_52"><text:s/></text:span><text:span text:style-name="T3_53">next</text:span><text:span text:style-name="T3_54"><text:s/></text:span><text:span text:style-name="T3_55">few</text:span><text:span text:style-name="T3_56"><text:s/></text:span><text:span text:style-name="T3_57">lectures</text:span><text:span text:style-name="T3_58"><text:s/></text:span><text:span text:style-name="T3_59">so</text:span><text:span text:style-name="T3_60"><text:s/></text:span><text:span text:style-name="T3_61">make</text:span><text:span text:style-name="T3_62"><text:s/></text:span><text:span text:style-name="T3_63">sure</text:span><text:span text:style-name="T3_64"><text:s/></text:span><text:span text:style-name="T3_65">to</text:span><text:span text:style-name="T3_66"><text:s/></text:span><text:span text:style-name="T3_67">update</text:span><text:span text:style-name="T3_68"><text:s/></text:span><text:span text:style-name="T3_69">it</text:span><text:span text:style-name="T3_70"><text:s/></text:span><text:span text:style-name="T3_71">to</text:span><text:span text:style-name="T3_72"><text:s/></text:span><text:span text:style-name="T3_73">your</text:span><text:span text:style-name="T3_74"><text:s/></text:span><text:span text:style-name="T3_75">Github</text:span><text:span text:style-name="T3_76"><text:s/></text:span><text:span text:style-name="T3_77">or</text:span><text:span text:style-name="T3_78"><text:s/></text:span><text:span text:style-name="T3_79">save</text:span><text:span text:style-name="T3_80"><text:s/></text:span><text:span text:style-name="T3_81">it</text:span><text:span text:style-name="T3_82"><text:s/></text:span><text:span text:style-name="T3_83">somewhere</text:span><text:span text:style-name="T3_84"><text:s/></text:span><text:span text:style-name="T3_85">you</text:span><text:span text:style-name="T3_86"><text:s/></text:span><text:span text:style-name="T3_87">can</text:span><text:span text:style-name="T3_88"><text:s/></text:span><text:span text:style-name="T3_89">access</text:span><text:span text:style-name="T3_90"><text:s/></text:span><text:span text:style-name="T3_91">it</text:span><text:span text:style-name="T3_92">.</text:span></text:p>
      <text:p text:style-name="P4"/>
      <text:p text:style-name="P5"><text:span text:style-name="T5_1">Use</text:span><text:span text:style-name="T5_2"><text:s/></text:span><text:span text:style-name="T5_3">documentation</text:span><text:span text:style-name="T5_4"><text:s/></text:span><text:span text:style-name="T5_5">to</text:span><text:span text:style-name="T5_6"><text:s/></text:span><text:span text:style-name="T5_7">help</text:span><text:span text:style-name="T5_8"><text:s/></text:span><text:span text:style-name="T5_9">you</text:span><text:span text:style-name="T5_10">:</text:span></text:p>
      <text:p text:style-name="P6"><text:span text:style-name="T6_1"><text:a xlink:type="simple" xlink:href="https://docs.python.org/2/tutorial/inputoutput.html#reading-and-writing-files"><text:span text:style-name="T6_2">https</text:span></text:a></text:span><text:span text:style-name="T6_3"><text:a xlink:type="simple" xlink:href="https://docs.python.org/2/tutorial/inputoutput.html#reading-and-writing-files"><text:span text:style-name="T6_4">://</text:span></text:a></text:span><text:span text:style-name="T6_5"><text:a xlink:type="simple" xlink:href="https://docs.python.org/2/tutorial/inputoutput.html#reading-and-writing-files"><text:span text:style-name="T6_6">docs</text:span></text:a></text:span><text:span text:style-name="T6_7"><text:a xlink:type="simple" xlink:href="https://docs.python.org/2/tutorial/inputoutput.html#reading-and-writing-files"><text:span text:style-name="T6_8">.</text:span></text:a></text:span><text:span text:style-name="T6_9"><text:a xlink:type="simple" xlink:href="https://docs.python.org/2/tutorial/inputoutput.html#reading-and-writing-files"><text:span text:style-name="T6_10">python</text:span></text:a></text:span><text:span text:style-name="T6_11"><text:a xlink:type="simple" xlink:href="https://docs.python.org/2/tutorial/inputoutput.html#reading-and-writing-files"><text:span text:style-name="T6_12">.</text:span></text:a></text:span><text:span text:style-name="T6_13"><text:a xlink:type="simple" xlink:href="https://docs.python.org/2/tutorial/inputoutput.html#reading-and-writing-files"><text:span text:style-name="T6_14">org</text:span></text:a></text:span><text:span text:style-name="T6_15"><text:a xlink:type="simple" xlink:href="https://docs.python.org/2/tutorial/inputoutput.html#reading-and-writing-files"><text:span text:style-name="T6_16">/2/</text:span></text:a></text:span><text:span text:style-name="T6_17"><text:a xlink:type="simple" xlink:href="https://docs.python.org/2/tutorial/inputoutput.html#reading-and-writing-files"><text:span text:style-name="T6_18">tutorial</text:span></text:a></text:span><text:span text:style-name="T6_19"><text:a xlink:type="simple" xlink:href="https://docs.python.org/2/tutorial/inputoutput.html#reading-and-writing-files"><text:span text:style-name="T6_20">/</text:span></text:a></text:span><text:span text:style-name="T6_21"><text:a xlink:type="simple" xlink:href="https://docs.python.org/2/tutorial/inputoutput.html#reading-and-writing-files"><text:span text:style-name="T6_22">inputoutput</text:span></text:a></text:span><text:span text:style-name="T6_23"><text:a xlink:type="simple" xlink:href="https://docs.python.org/2/tutorial/inputoutput.html#reading-and-writing-files"><text:span text:style-name="T6_24">.</text:span></text:a></text:span><text:span text:style-name="T6_25"><text:a xlink:type="simple" xlink:href="https://docs.python.org/2/tutorial/inputoutput.html#reading-and-writing-files"><text:span text:style-name="T6_26">html</text:span></text:a></text:span><text:span text:style-name="T6_27"><text:a xlink:type="simple" xlink:href="https://docs.python.org/2/tutorial/inputoutput.html#reading-and-writing-files"><text:span text:style-name="T6_28">#</text:span></text:a></text:span><text:span text:style-name="T6_29"><text:a xlink:type="simple" xlink:href="https://docs.python.org/2/tutorial/inputoutput.html#reading-and-writing-files"><text:span text:style-name="T6_30">reading</text:span></text:a></text:span><text:span text:style-name="T6_31"><text:a xlink:type="simple" xlink:href="https://docs.python.org/2/tutorial/inputoutput.html#reading-and-writing-files"><text:span text:style-name="T6_32">-</text:span></text:a></text:span><text:span text:style-name="T6_33"><text:a xlink:type="simple" xlink:href="https://docs.python.org/2/tutorial/inputoutput.html#reading-and-writing-files"><text:span text:style-name="T6_34">and</text:span></text:a></text:span><text:span text:style-name="T6_35"><text:a xlink:type="simple" xlink:href="https://docs.python.org/2/tutorial/inputoutput.html#reading-and-writing-files"><text:span text:style-name="T6_36">-</text:span></text:a></text:span><text:span text:style-name="T6_37"><text:a xlink:type="simple" xlink:href="https://docs.python.org/2/tutorial/inputoutput.html#reading-and-writing-files"><text:span text:style-name="T6_38">writing</text:span></text:a></text:span><text:span text:style-name="T6_39"><text:a xlink:type="simple" xlink:href="https://docs.python.org/2/tutorial/inputoutput.html#reading-and-writing-files"><text:span text:style-name="T6_40">-</text:span></text:a></text:span><text:span text:style-name="T6_41"><text:a xlink:type="simple" xlink:href="https://docs.python.org/2/tutorial/inputoutput.html#reading-and-writing-files"><text:span text:style-name="T6_42">files</text:span></text:a></text:span></text:p>
      <text:p text:style-name="P7"><text:span text:style-name="T7_1"><text:a xlink:type="simple" xlink:href="http://www.tutorialspoint.com/python/python_files_io.htm"><text:span text:style-name="T7_2">http</text:span></text:a></text:span><text:span text:style-name="T7_3"><text:a xlink:type="simple" xlink:href="http://www.tutorialspoint.com/python/python_files_io.htm"><text:span text:style-name="T7_4">://</text:span></text:a></text:span><text:span text:style-name="T7_5"><text:a xlink:type="simple" xlink:href="http://www.tutorialspoint.com/python/python_files_io.htm"><text:span text:style-name="T7_6">www</text:span></text:a></text:span><text:span text:style-name="T7_7"><text:a xlink:type="simple" xlink:href="http://www.tutorialspoint.com/python/python_files_io.htm"><text:span text:style-name="T7_8">.</text:span></text:a></text:span><text:span text:style-name="T7_9"><text:a xlink:type="simple" xlink:href="http://www.tutorialspoint.com/python/python_files_io.htm"><text:span text:style-name="T7_10">tutorialspoint</text:span></text:a></text:span><text:span text:style-name="T7_11"><text:a xlink:type="simple" xlink:href="http://www.tutorialspoint.com/python/python_files_io.htm"><text:span text:style-name="T7_12">.</text:span></text:a></text:span><text:span text:style-name="T7_13"><text:a xlink:type="simple" xlink:href="http://www.tutorialspoint.com/python/python_files_io.htm"><text:span text:style-name="T7_14">com</text:span></text:a></text:span><text:span text:style-name="T7_15"><text:a xlink:type="simple" xlink:href="http://www.tutorialspoint.com/python/python_files_io.htm"><text:span text:style-name="T7_16">/</text:span></text:a></text:span><text:span text:style-name="T7_17"><text:a xlink:type="simple" xlink:href="http://www.tutorialspoint.com/python/python_files_io.htm"><text:span text:style-name="T7_18">python</text:span></text:a></text:span><text:span text:style-name="T7_19"><text:a xlink:type="simple" xlink:href="http://www.tutorialspoint.com/python/python_files_io.htm"><text:span text:style-name="T7_20">/</text:span></text:a></text:span><text:span text:style-name="T7_21"><text:a xlink:type="simple" xlink:href="http://www.tutorialspoint.com/python/python_files_io.htm"><text:span text:style-name="T7_22">python</text:span></text:a></text:span><text:span text:style-name="T7_23"><text:a xlink:type="simple" xlink:href="http://www.tutorialspoint.com/python/python_files_io.htm"><text:span text:style-name="T7_24">_</text:span></text:a></text:span><text:span text:style-name="T7_25"><text:a xlink:type="simple" xlink:href="http://www.tutorialspoint.com/python/python_files_io.htm"><text:span text:style-name="T7_26">files</text:span></text:a></text:span><text:span text:style-name="T7_27"><text:a xlink:type="simple" xlink:href="http://www.tutorialspoint.com/python/python_files_io.htm"><text:span text:style-name="T7_28">_</text:span></text:a></text:span><text:span text:style-name="T7_29"><text:a xlink:type="simple" xlink:href="http://www.tutorialspoint.com/python/python_files_io.htm"><text:span text:style-name="T7_30">io</text:span></text:a></text:span><text:span text:style-name="T7_31"><text:a xlink:type="simple" xlink:href="http://www.tutorialspoint.com/python/python_files_io.htm"><text:span text:style-name="T7_32">.</text:span></text:a></text:span><text:span text:style-name="T7_33"><text:a xlink:type="simple" xlink:href="http://www.tutorialspoint.com/python/python_files_io.htm"><text:span text:style-name="T7_34">htm</text:span></text:a></text:span></text:p>
      <text:p text:style-name="P8"/>
      <text:list text:style-name="LS1" xml:id="list0">
        <text:list-item>
          <text:p text:style-name="P9"><text:span text:style-name="T9_1">Add</text:span><text:span text:style-name="T9_2"><text:s/></text:span><text:span text:style-name="T9_3">a</text:span><text:span text:style-name="T9_4"><text:s/></text:span><text:span text:style-name="T9_5">function</text:span><text:span text:style-name="T9_6"><text:s/></text:span><text:span text:style-name="T9_7">to</text:span><text:span text:style-name="T9_8"><text:s/></text:span><text:span text:style-name="T9_9">write</text:span><text:span text:style-name="T9_10"><text:s/></text:span><text:span text:style-name="T9_11">the</text:span><text:span text:style-name="T9_12"><text:s/></text:span><text:span text:style-name="T9_13">shopping</text:span><text:span text:style-name="T9_14"><text:s/></text:span><text:span text:style-name="T9_15">list</text:span><text:span text:style-name="T9_16"><text:s/></text:span><text:span text:style-name="T9_17">to</text:span><text:span text:style-name="T9_18"><text:s/></text:span><text:span text:style-name="T9_19">a</text:span><text:span text:style-name="T9_20"><text:s/></text:span><text:span text:style-name="T9_21">file</text:span><text:span text:style-name="T9_22">.<text:s/></text:span><text:span text:style-name="T9_23">Remember</text:span><text:span text:style-name="T9_24"><text:s/></text:span><text:span text:style-name="T9_25">to</text:span><text:span text:style-name="T9_26"><text:s/></text:span><text:span text:style-name="T9_27">use</text:span><text:span text:style-name="T9_28"><text:s/></text:span><text:span text:style-name="T9_29">the</text:span><text:span text:style-name="T9_30"><text:s/></text:span><text:span text:style-name="T9_31">preferred</text:span><text:span text:style-name="T9_32"><text:s/></text:span><text:span text:style-name="T9_33">Pythonic</text:span><text:span text:style-name="T9_34"><text:s/></text:span><text:span text:style-name="T9_35">way</text:span><text:span text:style-name="T9_36">:</text:span></text:p>
        </text:list-item>
      </text:list>
      <text:p text:style-name="P10"><text:span text:style-name="T10_1">with</text:span><text:span text:style-name="T10_2"><text:s/></text:span><text:span text:style-name="T10_3">open</text:span><text:span text:style-name="T10_4">(</text:span><text:span text:style-name="T10_5">file</text:span><text:span text:style-name="T10_6">_</text:span><text:span text:style-name="T10_7">name</text:span><text:span text:style-name="T10_8">,<text:s/></text:span><text:span text:style-name="T10_9">mode</text:span><text:span text:style-name="T10_10">)<text:s/></text:span><text:span text:style-name="T10_11">as</text:span><text:span text:style-name="T10_12"><text:s/></text:span><text:span text:style-name="T10_13">f</text:span><text:span text:style-name="T10_14">:</text:span></text:p>
      <text:p text:style-name="P11"/>
      <text:list text:style-name="LS1" xml:id="list1" text:continue-list="list0">
        <text:list-item>
          <text:p text:style-name="P12"><text:span text:style-name="T12_1">Add</text:span><text:span text:style-name="T12_2"><text:s/></text:span><text:span text:style-name="T12_3">a</text:span><text:span text:style-name="T12_4"><text:s/></text:span><text:span text:style-name="T12_5">function</text:span><text:span text:style-name="T12_6"><text:s/></text:span><text:span text:style-name="T12_7">that</text:span><text:span text:style-name="T12_8"><text:s/></text:span><text:span text:style-name="T12_9">reads</text:span><text:span text:style-name="T12_10"><text:s/></text:span><text:span text:style-name="T12_11">the</text:span><text:span text:style-name="T12_12"><text:s/></text:span><text:span text:style-name="T12_13">file</text:span><text:span text:style-name="T12_14">,<text:s/></text:span><text:span text:style-name="T12_15">parses</text:span><text:span text:style-name="T12_16"><text:s/></text:span><text:span text:style-name="T12_17">the</text:span><text:span text:style-name="T12_18"><text:s/></text:span><text:span text:style-name="T12_19">text</text:span><text:span text:style-name="T12_20">,<text:s/></text:span><text:span text:style-name="T12_21">and</text:span><text:span text:style-name="T12_22"><text:s/></text:span><text:span text:style-name="T12_23">assign</text:span><text:span text:style-name="T12_24"><text:s/></text:span><text:span text:style-name="T12_25">the</text:span><text:span text:style-name="T12_26"><text:s/></text:span><text:span text:style-name="T12_27">list</text:span><text:span text:style-name="T12_28"><text:s/></text:span><text:span text:style-name="T12_29">to</text:span><text:span text:style-name="T12_30"><text:s/></text:span><text:span text:style-name="T12_31">the</text:span><text:span text:style-name="T12_32"><text:s/></text:span><text:span text:style-name="T12_33">global</text:span><text:span text:style-name="T12_34"><text:s/></text:span><text:span text:style-name="T12_35">shopping</text:span><text:span text:style-name="T12_36">_</text:span><text:span text:style-name="T12_37">list</text:span><text:span text:style-name="T12_38">.<text:s/></text:span></text:p>
        </text:list-item>
      </text:list>
      <text:p text:style-name="P13"/>
      <text:list text:style-name="LS1" xml:id="list2" text:continue-list="list0">
        <text:list-item>
          <text:p text:style-name="P14"><text:span text:style-name="T14_1">Call</text:span><text:span text:style-name="T14_2"><text:s/></text:span><text:span text:style-name="T14_3">the</text:span><text:span text:style-name="T14_4"><text:s/></text:span><text:span text:style-name="T14_5">function</text:span><text:span text:style-name="T14_6"><text:s/></text:span><text:span text:style-name="T14_7">that</text:span><text:span text:style-name="T14_8"><text:s/></text:span><text:span text:style-name="T14_9">reads</text:span><text:span text:style-name="T14_10"><text:s/></text:span><text:span text:style-name="T14_11">the</text:span><text:span text:style-name="T14_12"><text:s/></text:span><text:span text:style-name="T14_13">file</text:span><text:span text:style-name="T14_14"><text:s/></text:span><text:span text:style-name="T14_15">inside</text:span><text:span text:style-name="T14_16"><text:s/></text:span><text:span text:style-name="T14_17">main</text:span><text:span text:style-name="T14_18">().<text:s/></text:span><text:span text:style-name="T14_19">Now</text:span><text:span text:style-name="T14_20"><text:s/></text:span><text:span text:style-name="T14_21">when</text:span><text:span text:style-name="T14_22"><text:s/></text:span><text:span text:style-name="T14_23">you</text:span><text:span text:style-name="T14_24"><text:s/></text:span><text:span text:style-name="T14_25">add</text:span><text:span text:style-name="T14_26"><text:s/></text:span><text:span text:style-name="T14_27">more</text:span><text:span text:style-name="T14_28"><text:s/></text:span><text:span text:style-name="T14_29">items</text:span><text:span text:style-name="T14_30"><text:s/></text:span><text:span text:style-name="T14_31">to</text:span><text:span text:style-name="T14_32"><text:s/></text:span><text:span text:style-name="T14_33">the</text:span><text:span text:style-name="T14_34"><text:s/></text:span><text:span text:style-name="T14_35">list</text:span><text:span text:style-name="T14_36">,<text:s/></text:span><text:span text:style-name="T14_37">it</text:span><text:span text:style-name="T14_38"><text:s/></text:span><text:span text:style-name="T14_39">should</text:span><text:span text:style-name="T14_40"><text:s/></text:span><text:span text:style-name="T14_41">add</text:span><text:span text:style-name="T14_42"><text:s/></text:span><text:span text:style-name="T14_43">to</text:span><text:span text:style-name="T14_44"><text:s/></text:span><text:span text:style-name="T14_45">the</text:span><text:span text:style-name="T14_46"><text:s/></text:span><text:span text:style-name="T14_47">existing</text:span><text:span text:style-name="T14_48"><text:s/></text:span><text:span text:style-name="T14_49">list</text:span><text:span text:style-name="T14_50"><text:s/></text:span><text:span text:style-name="T14_51">that</text:span><text:span text:style-name="T14_52"><text:s/></text:span><text:span text:style-name="T14_53">was</text:span><text:span text:style-name="T14_54"><text:s/></text:span><text:span text:style-name="T14_55">in</text:span><text:span text:style-name="T14_56"><text:s/></text:span><text:span text:style-name="T14_57">the</text:span><text:span text:style-name="T14_58"><text:s/></text:span><text:span text:style-name="T14_59">text</text:span><text:span text:style-name="T14_60"><text:s/></text:span><text:span text:style-name="T14_61">file</text:span><text:span text:style-name="T14_62">.<text:s/></text:span></text:p>
        </text:list-item>
      </text:list>
      <text:p text:style-name="P15"/>
      <text:list text:style-name="LS1" xml:id="list3" text:continue-list="list0">
        <text:list-item>
          <text:p text:style-name="P16"><text:span text:style-name="T16_1">Call</text:span><text:span text:style-name="T16_2"><text:s/></text:span><text:span text:style-name="T16_3">the</text:span><text:span text:style-name="T16_4"><text:s/></text:span><text:span text:style-name="T16_5">function</text:span><text:span text:style-name="T16_6"><text:s/></text:span><text:span text:style-name="T16_7">that</text:span><text:span text:style-name="T16_8"><text:s/></text:span><text:span text:style-name="T16_9">writes</text:span><text:span text:style-name="T16_10"><text:s/></text:span><text:span text:style-name="T16_11">to</text:span><text:span text:style-name="T16_12"><text:s/></text:span><text:span text:style-name="T16_13">the</text:span><text:span text:style-name="T16_14"><text:s/></text:span><text:span text:style-name="T16_15">file</text:span><text:span text:style-name="T16_16">.<text:s/></text:span><text:span text:style-name="T16_17">There</text:span><text:span text:style-name="T16_18"><text:s/></text:span><text:span text:style-name="T16_19">are</text:span><text:span text:style-name="T16_20"><text:s/></text:span><text:span text:style-name="T16_21">some</text:span><text:span text:style-name="T16_22"><text:s/></text:span><text:span text:style-name="T16_23">options</text:span><text:span text:style-name="T16_24"><text:s/></text:span><text:span text:style-name="T16_25">here</text:span><text:span text:style-name="T16_26">.<text:s/></text:span><text:span text:style-name="T16_27">If</text:span><text:span text:style-name="T16_28"><text:s/></text:span><text:span text:style-name="T16_29">you</text:span><text:span text:style-name="T16_30"><text:s/></text:span><text:span text:style-name="T16_31">have</text:span><text:span text:style-name="T16_32"><text:s/></text:span><text:span text:style-name="T16_33">time</text:span><text:span text:style-name="T16_34">,<text:s/></text:span><text:span text:style-name="T16_35">do</text:span><text:span text:style-name="T16_36"><text:s/></text:span><text:span text:style-name="T16_37">both</text:span><text:span text:style-name="T16_38">!:<text:s/></text:span></text:p>
          <text:list>
            <text:list-item>
              <text:p text:style-name="P17"><text:span text:style-name="T17_1">[</text:span><text:span text:style-name="T17_2">Easier</text:span><text:span text:style-name="T17_3"><text:s/></text:span><text:span text:style-name="T17_4">way</text:span><text:span text:style-name="T17_5">]<text:s/>-<text:s/></text:span><text:span text:style-name="T17_6">You</text:span><text:span text:style-name="T17_7"><text:s/></text:span><text:span text:style-name="T17_8">could</text:span><text:span text:style-name="T17_9"><text:s/></text:span><text:span text:style-name="T17_10">add</text:span><text:span text:style-name="T17_11"><text:s/></text:span><text:span text:style-name="T17_12">a</text:span><text:span text:style-name="T17_13"><text:s/></text:span><text:span text:style-name="T17_14">menu</text:span><text:span text:style-name="T17_15"><text:s/></text:span><text:span text:style-name="T17_16">item</text:span><text:span text:style-name="T17_17"><text:s/></text:span><text:span text:style-name="T17_18">to</text:span><text:span text:style-name="T17_19"><text:s/></text:span><text:span text:style-name="T17_20">write</text:span><text:span text:style-name="T17_21"><text:s/></text:span><text:span text:style-name="T17_22">to</text:span><text:span text:style-name="T17_23"><text:s/></text:span><text:span text:style-name="T17_24">the</text:span><text:span text:style-name="T17_25"><text:s/></text:span><text:span text:style-name="T17_26">file</text:span><text:span text:style-name="T17_27">.<text:s/></text:span></text:p>
            </text:list-item>
            <text:list-item>
              <text:p text:style-name="P18"><text:span text:style-name="T18_1">[</text:span><text:span text:style-name="T18_2">Extra</text:span><text:span text:style-name="T18_3"><text:s/></text:span><text:span text:style-name="T18_4">BONUS</text:span><text:span text:style-name="T18_5"><text:s/></text:span><text:span text:style-name="T18_6">CHALLENGE</text:span><text:span text:style-name="T18_7"><text:s/></text:span><text:span text:style-name="T18_8">way</text:span><text:span text:style-name="T18_9">]<text:s/>-<text:s/></text:span><text:span text:style-name="T18_10">You</text:span><text:span text:style-name="T18_11"><text:s/></text:span><text:span text:style-name="T18_12">could</text:span><text:span text:style-name="T18_13"><text:s/></text:span><text:span text:style-name="T18_14">write</text:span><text:span text:style-name="T18_15"><text:s/></text:span><text:span text:style-name="T18_16">to</text:span><text:span text:style-name="T18_17"><text:s/></text:span><text:span text:style-name="T18_18">the</text:span><text:span text:style-name="T18_19"><text:s/></text:span><text:span text:style-name="T18_20">file</text:span><text:span text:style-name="T18_21"><text:s/></text:span><text:span text:style-name="T18_22">every</text:span><text:span text:style-name="T18_23"><text:s/></text:span><text:span text:style-name="T18_24">time</text:span><text:span text:style-name="T18_25"><text:s/></text:span><text:span text:style-name="T18_26">you</text:span><text:span text:style-name="T18_27"><text:s/></text:span><text:span text:style-name="T18_28">exit</text:span><text:span text:style-name="T18_29"><text:s/></text:span><text:span text:style-name="T18_30">out</text:span><text:span text:style-name="T18_31"><text:s/></text:span><text:span text:style-name="T18_32">of</text:span><text:span text:style-name="T18_33"><text:s/></text:span><text:span text:style-name="T18_34">the</text:span><text:span text:style-name="T18_35"><text:s/></text:span><text:span text:style-name="T18_36">program</text:span><text:span text:style-name="T18_37">.<text:s/></text:span><text:span text:style-name="T18_38">Make</text:span><text:span text:style-name="T18_39"><text:s/></text:span><text:span text:style-name="T18_40">use</text:span><text:span text:style-name="T18_41"><text:s/></text:span><text:span text:style-name="T18_42">of</text:span><text:span text:style-name="T18_43"><text:s/></text:span><text:span text:style-name="T18_44">the</text:span><text:span text:style-name="T18_45"><text:s/></text:span><text:span text:style-name="T18_46">atexit</text:span><text:span text:style-name="T18_47"><text:s/></text:span><text:span text:style-name="T18_48">module</text:span><text:span text:style-name="T18_49"><text:s/></text:span><text:span text:style-name="T18_50">and</text:span><text:span text:style-name="T18_51"><text:s/></text:span><text:span text:style-name="T18_52">implement</text:span><text:span text:style-name="T18_53"><text:s/></text:span><text:span text:style-name="T18_54">atexit</text:span><text:span text:style-name="T18_55">.</text:span><text:span text:style-name="T18_56">register</text:span><text:span text:style-name="T18_57">(</text:span><text:span text:style-name="T18_58">exit</text:span><text:span text:style-name="T18_59">_</text:span><text:span text:style-name="T18_60">handler</text:span><text:span text:style-name="T18_61">)</text:span><text:span text:style-name="T18_62"><text:s/></text:span><text:span text:style-name="T18_63">method</text:span><text:span text:style-name="T18_64">.<text:s/></text:span><text:span text:style-name="T18_65">Here</text:span><text:span text:style-name="T18_66">’</text:span><text:span text:style-name="T18_67">s</text:span><text:span text:style-name="T18_68"><text:s/></text:span><text:span text:style-name="T18_69"><text:a xlink:type="simple" xlink:href="https://docs.python.org/2/library/atexit.html"><text:span text:style-name="T18_70">documentation</text:span></text:a></text:span><text:span text:style-name="T18_71"><text:s/></text:span><text:span text:style-name="T18_72">to</text:span><text:span text:style-name="T18_73"><text:s/></text:span><text:span text:style-name="T18_74">help</text:span><text:span text:style-name="T18_75"><text:s/></text:span><text:span text:style-name="T18_76">you</text:span><text:span text:style-name="T18_77">.<text:s/></text:span></text:p>
            </text:list-item>
          </text:list>
        </text:list-item>
      </text:list>
      <text:p text:style-name="P19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font-name="Arial" style:font-name-asian="Arial" style:font-name-complex="Ari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